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2025-03-07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652" calcext:value-type="float">
            <text:p>52.1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2024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2022-12-2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5976" calcext:value-type="float">
            <text:p>48.5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2021-12-16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2021-01-26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6176" calcext:value-type="float">
            <text:p>46.3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2020-01-27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4064" calcext:value-type="float">
            <text:p>46.9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2019-02-07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2016-01-07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2208" calcext:value-type="float">
            <text:p>46.6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2014-12-08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9344" calcext:value-type="float">
            <text:p>47.3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2014-01-21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2992" calcext:value-type="float">
            <text:p>48.3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2013-02-05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9128" calcext:value-type="float">
            <text:p>48.6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201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201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200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2008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2007-01-11 0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200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200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2005-01-15 0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2004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200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200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98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9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95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94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92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91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1496" calcext:value-type="float">
            <text:p>73.6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89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88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87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86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85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85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8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8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8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83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36" calcext:value-type="float">
            <text:p>78.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83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83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83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32" calcext:value-type="float">
            <text:p>78.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83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8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36" calcext:value-type="float">
            <text:p>78.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83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8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8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32" calcext:value-type="float">
            <text:p>78.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82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82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82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81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81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81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81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81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80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80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80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80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80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80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80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8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80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80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80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80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56" calcext:value-type="float">
            <text:p>75.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9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92" calcext:value-type="float">
            <text:p>96.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9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88" calcext:value-type="float">
            <text:p>97.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9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72" calcext:value-type="float">
            <text:p>99.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8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68" calcext:value-type="float">
            <text:p>100.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8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556" calcext:value-type="float">
            <text:p>101.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8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92" calcext:value-type="float">
            <text:p>96.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92" calcext:value-type="float">
            <text:p>96.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8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4" calcext:value-type="float">
            <text:p>96.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8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88" calcext:value-type="float">
            <text:p>97.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8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04" calcext:value-type="float">
            <text:p>94.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8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04" calcext:value-type="float">
            <text:p>94.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8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" calcext:value-type="float">
            <text:p>95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7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52" calcext:value-type="float">
            <text:p>94.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7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68" calcext:value-type="float">
            <text:p>96.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7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88" calcext:value-type="float">
            <text:p>93.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7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36" calcext:value-type="float">
            <text:p>101.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7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88" calcext:value-type="float">
            <text:p>93.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04" calcext:value-type="float">
            <text:p>94.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7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8" calcext:value-type="float">
            <text:p>94.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84" calcext:value-type="float">
            <text:p>93.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7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52" calcext:value-type="float">
            <text:p>94.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7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544" calcext:value-type="float">
            <text:p>92.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7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88" calcext:value-type="float">
            <text:p>93.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6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6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9176" calcext:value-type="float">
            <text:p>94.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8088" calcext:value-type="float">
            <text:p>98.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6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3144" calcext:value-type="float">
            <text:p>91.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2768" calcext:value-type="float">
            <text:p>91.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6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4104" calcext:value-type="float">
            <text:p>92.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8" calcext:value-type="float">
            <text:p>94.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6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496" calcext:value-type="float">
            <text:p>93.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5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5816" calcext:value-type="float">
            <text:p>91.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4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4144" calcext:value-type="float">
            <text:p>95.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1576" calcext:value-type="float">
            <text:p>97.1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4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98368" calcext:value-type="float">
            <text:p>92.0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3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3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3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936" calcext:value-type="float">
            <text:p>86.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3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584" calcext:value-type="float">
            <text:p>84.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92" calcext:value-type="float">
            <text:p>92.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2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04" calcext:value-type="float">
            <text:p>90.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2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2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2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2" calcext:value-type="float">
            <text:p>88.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2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2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336" calcext:value-type="float">
            <text:p>84.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1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1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1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88" calcext:value-type="float">
            <text:p>85.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1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1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1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08" calcext:value-type="float">
            <text:p>82.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1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0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336" calcext:value-type="float">
            <text:p>80.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0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70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6095071801</text:p>
          </table:table-cell>
          <table:table-cell office:value-type="string" calcext:value-type="string">
            <text:p>LJ-65-16-110</text:p>
          </table:table-cell>
          <table:table-cell office:value-type="string" calcext:value-type="string">
            <text:p>1969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0" meta:object-count="0"/>
    <meta:user-defined meta:name="AppVersion">3.0</meta:user-defined>
  </office:meta>
</office:document-meta>
</file>